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24.282cm" fo:margin-left="0cm" fo:margin-right="1.418cm" table:align="margins"/>
    </style:style>
    <style:style style:name="Tableau1.A" style:family="table-column">
      <style:table-column-properties style:column-width="24.282cm" style:rel-column-width="65535*"/>
    </style:style>
    <style:style style:name="Tableau1.A1" style:family="table-cell">
      <style:table-cell-properties fo:padding="0.097cm" fo:border="0.002cm solid #000000"/>
    </style:style>
    <style:style style:name="P1" style:family="paragraph" style:parent-style-name="Table_20_Contents">
      <style:text-properties fo:color="#000000" style:font-name="Courier New" fo:font-size="7pt" fo:background-color="transparent" style:font-size-asian="7pt" style:font-size-complex="7pt"/>
    </style:style>
    <style:style style:name="P2" style:family="paragraph" style:parent-style-name="Standard">
      <style:text-properties fo:background-color="#ffff66"/>
    </style:style>
    <style:style style:name="P3" style:family="paragraph" style:parent-style-name="Standard">
      <style:text-properties fo:background-color="#ffcc00"/>
    </style:style>
    <style:style style:name="P4" style:family="paragraph" style:parent-style-name="Standard">
      <style:text-properties fo:background-color="#ff9999"/>
    </style:style>
    <style:style style:name="P5" style:family="paragraph" style:parent-style-name="Standard">
      <style:text-properties fo:background-color="#ff99ff"/>
    </style:style>
    <style:style style:name="P6" style:family="paragraph" style:parent-style-name="Standard">
      <style:text-properties fo:background-color="#cc66ff"/>
    </style:style>
    <style:style style:name="P7" style:family="paragraph" style:parent-style-name="Standard">
      <style:text-properties fo:background-color="#9999ff"/>
    </style:style>
    <style:style style:name="P8" style:family="paragraph" style:parent-style-name="Standard">
      <style:text-properties fo:background-color="#66ff99"/>
    </style:style>
    <style:style style:name="T1" style:family="text">
      <style:text-properties fo:color="#ffffff"/>
    </style:style>
    <style:style style:name="T2" style:family="text">
      <style:text-properties fo:color="#ffffff" fo:background-color="#000000"/>
    </style:style>
    <style:style style:name="T3" style:family="text">
      <style:text-properties fo:background-color="#ffff66"/>
    </style:style>
    <style:style style:name="T4" style:family="text">
      <style:text-properties fo:background-color="#ffcc00"/>
    </style:style>
    <style:style style:name="T5" style:family="text">
      <style:text-properties fo:background-color="#ff9999"/>
    </style:style>
    <style:style style:name="T6" style:family="text">
      <style:text-properties fo:background-color="#ff99ff"/>
    </style:style>
    <style:style style:name="T7" style:family="text">
      <style:text-properties fo:background-color="#cc66ff"/>
    </style:style>
    <style:style style:name="T8" style:family="text">
      <style:text-properties fo:background-color="#9999ff"/>
    </style:style>
    <style:style style:name="T9" style:family="text">
      <style:text-properties fo:background-color="#66ff9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1"><text:span text:style-name="T2">CEE5</text:span> <text:span text:style-name="T2">DE25</text:span> <text:span text:style-name="T2">DE25</text:span> <text:span text:style-name="T2">DE25</text:span> <text:span text:style-name="T2">DE25</text:span> <text:span text:style-name="T2">DE25</text:span> <text:span text:style-name="T2">DE25</text:span> <text:span text:style-name="T2">DE25</text:span> <text:span text:style-name="T2">DE25</text:span> 7FA6 <text:span text:style-name="T1">DF01</text:span> <text:span text:style-name="T2">CF25</text:span> <text:span text:style-name="T1">DF01</text:span> <text:span text:style-name="T1">DF01</text:span> <text:span text:style-name="T2">CF25</text:span> B3<text:span text:style-name="T5">21</text:span> C7<text:span text:style-name="T5">21</text:span> <text:span text:style-name="T2">CF65</text:span> <text:span text:style-name="T1">DF01</text:span> <text:span text:style-name="T1">DF01</text:span> <text:span text:style-name="T2">CF65</text:span> <text:span text:style-name="T2">EF22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2">CF25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2">CF65</text:span> DF22 <text:span text:style-name="T2">CF25</text:span> <text:span text:style-name="T1">DF01</text:span> <text:span text:style-name="T1">DF01</text:span> <text:span text:style-name="T2">CF25</text:span> C8<text:span text:style-name="T6">21</text:span> CA<text:span text:style-name="T6">21</text:span> <text:span text:style-name="T2">CF65</text:span> <text:span text:style-name="T1">DF01</text:span> <text:span text:style-name="T1">DF01</text:span> <text:span text:style-name="T2">CF65</text:span> <text:span text:style-name="T2">EF22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2">CF25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2">CF65</text:span> <text:span text:style-name="T2">EF22</text:span> <text:span text:style-name="T2">CF25</text:span> <text:span text:style-name="T1">DF01</text:span> <text:span text:style-name="T1">DF01</text:span> <text:span text:style-name="T2">CF25</text:span> C9<text:span text:style-name="T6">21</text:span> B9<text:span text:style-name="T6">21</text:span> <text:span text:style-name="T2">CF65</text:span> <text:span text:style-name="T1">DF01</text:span> <text:span text:style-name="T1">DF01</text:span> <text:span text:style-name="T2">CF65</text:span> <text:span text:style-name="T2">EF22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2">CF25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2">CF65</text:span> <text:span text:style-name="T2">EF22</text:span> <text:span text:style-name="T2">CF25</text:span> <text:span text:style-name="T1">DF01</text:span> <text:span text:style-name="T1">DF01</text:span> <text:span text:style-name="T2">CF25</text:span> B7<text:span text:style-name="T7">21</text:span> 92<text:span text:style-name="T7">21</text:span> <text:span text:style-name="T2">CF65</text:span> <text:span text:style-name="T1">DF01</text:span> <text:span text:style-name="T1">DF01</text:span> <text:span text:style-name="T2">CF65</text:span> <text:span text:style-name="T2">EF22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2">CF25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2">CF65</text:span> <text:span text:style-name="T2">EF22</text:span> <text:span text:style-name="T2">CF25</text:span> <text:span text:style-name="T1">DF01</text:span> <text:span text:style-name="T1">DF01</text:span> <text:span text:style-name="T2">CF25</text:span> B8<text:span text:style-name="T7">21</text:span> B9<text:span text:style-name="T7">21</text:span> <text:span text:style-name="T2">CF65</text:span> <text:span text:style-name="T1">DF01</text:span> <text:span text:style-name="T1">DF01</text:span> <text:span text:style-name="T2">CF65</text:span> <text:span text:style-name="T2">EF22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2">CF25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2">CF65</text:span> <text:span text:style-name="T2">EF22</text:span> <text:span text:style-name="T2">CF25</text:span> <text:span text:style-name="T1">DF01</text:span> <text:span text:style-name="T1">DF01</text:span> <text:span text:style-name="T2">CF25</text:span> 8F<text:span text:style-name="T8">21</text:span> D5<text:span text:style-name="T8">21</text:span> <text:span text:style-name="T2">CF65</text:span> <text:span text:style-name="T1">DF01</text:span> <text:span text:style-name="T1">DF01</text:span> <text:span text:style-name="T2">CF65</text:span> <text:span text:style-name="T2">EF22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2">CF25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2">CF65</text:span> <text:span text:style-name="T2">EF22</text:span> <text:span text:style-name="T2">CF25</text:span> <text:span text:style-name="T1">DF01</text:span> <text:span text:style-name="T1">DF01</text:span> <text:span text:style-name="T2">CF25</text:span> EE<text:span text:style-name="T8">21</text:span> EF<text:span text:style-name="T8">21</text:span> <text:span text:style-name="T2">CF65</text:span> <text:span text:style-name="T1">DF01</text:span> <text:span text:style-name="T1">DF01</text:span> <text:span text:style-name="T2">CF65</text:span> <text:span text:style-name="T2">EF22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2">CF25</text:span> <text:span text:style-name="T1">DF01</text:span> <text:span text:style-name="T1">DF01</text:span> <text:span text:style-name="T2">CEE5</text:span> <text:span text:style-name="T2">DE25</text:span> <text:span text:style-name="T2">DE25</text:span> <text:span text:style-name="T2">CEA5</text:span> <text:span text:style-name="T2">DE25</text:span> <text:span text:style-name="T2">DE25</text:span> <text:span text:style-name="T2">CEA5</text:span> <text:span text:style-name="T2">EF22</text:span> <text:span text:style-name="T2">CF25</text:span> <text:span text:style-name="T1">DF01</text:span> <text:span text:style-name="T1">DF01</text:span> <text:span text:style-name="T2">CF25</text:span> <text:span text:style-name="T9">C022</text:span> <text:span text:style-name="T9">C822</text:span> <text:span text:style-name="T2">CF65</text:span> <text:span text:style-name="T1">DF01</text:span> <text:span text:style-name="T1">DF01</text:span> <text:span text:style-name="T2">CF65</text:span> <text:span text:style-name="T2">EF22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2">CF25</text:span> <text:span text:style-name="T1">DF01</text:span> <text:span text:style-name="T1">DF01</text:span> <text:span text:style-name="T2">CF25</text:span> <text:span text:style-name="T3">0E23</text:span> <text:span text:style-name="T3">0F23</text:span> <text:span text:style-name="T2">CF65</text:span> <text:span text:style-name="T1">DF01</text:span> <text:span text:style-name="T1">DF01</text:span> <text:span text:style-name="T2">CF65</text:span> <text:span text:style-name="T2">EF22</text:span> <text:span text:style-name="T2">CF25</text:span> <text:span text:style-name="T1">DF01</text:span> <text:span text:style-name="T1">DF01</text:span> <text:span text:style-name="T2">CF25</text:span> <text:span text:style-name="T9">D022</text:span> <text:span text:style-name="T9">D822</text:span> <text:span text:style-name="T2">CF65</text:span> <text:span text:style-name="T1">DF01</text:span> <text:span text:style-name="T1">DF01</text:span> <text:span text:style-name="T2">CF65</text:span> <text:span text:style-name="T2">EF22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2">CF25</text:span> <text:span text:style-name="T1">DF01</text:span> <text:span text:style-name="T1">DF01</text:span> <text:span text:style-name="T2">CF25</text:span> <text:span text:style-name="T3">1E23</text:span> <text:span text:style-name="T3">1F23</text:span> <text:span text:style-name="T2">CF65</text:span> <text:span text:style-name="T1">DF01</text:span> <text:span text:style-name="T1">DF01</text:span> <text:span text:style-name="T2">CF65</text:span> <text:span text:style-name="T2">EF22</text:span> <text:span text:style-name="T2">CE65</text:span> <text:span text:style-name="T2">DEA5</text:span> <text:span text:style-name="T2">DEA5</text:span> <text:span text:style-name="T2">CE65</text:span> <text:span text:style-name="T2">DEA5</text:span> <text:span text:style-name="T2">DEA5</text:span> CE25 <text:span text:style-name="T1">DF01</text:span> <text:span text:style-name="T1">DF01</text:span> <text:span text:style-name="T2">CF65</text:span> <text:span text:style-name="T2">EF22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2">CF25</text:span> <text:span text:style-name="T1">DF01</text:span> <text:span text:style-name="T1">DF01</text:span> <text:span text:style-name="T2">CF25</text:span> <text:span text:style-name="T4">2023</text:span> <text:span text:style-name="T4">2123</text:span> <text:span text:style-name="T2">CF65</text:span> <text:span text:style-name="T1">DF01</text:span> <text:span text:style-name="T1">DF01</text:span> <text:span text:style-name="T2">CF65</text:span> <text:span text:style-name="T2">EF22</text:span> <text:span text:style-name="T2">CF25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2">CF65</text:span> <text:span text:style-name="T2">EF22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2">CF25</text:span> <text:span text:style-name="T1">DF01</text:span> <text:span text:style-name="T1">DF01</text:span> <text:span text:style-name="T2">CF25</text:span> <text:span text:style-name="T4">3023</text:span> <text:span text:style-name="T4">3123</text:span> <text:span text:style-name="T2">CF65</text:span> <text:span text:style-name="T1">DF01</text:span> <text:span text:style-name="T1">DF01</text:span> <text:span text:style-name="T2">CF65</text:span> <text:span text:style-name="T2">EF22</text:span> <text:span text:style-name="T2">CF25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2">CF65</text:span> <text:span text:style-name="T2">EF22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2">CF25</text:span> <text:span text:style-name="T1">DF01</text:span> <text:span text:style-name="T1">DF01</text:span> <text:span text:style-name="T2">CF25</text:span> B2<text:span text:style-name="T5">21</text:span> C6<text:span text:style-name="T5">21</text:span> <text:span text:style-name="T2">CF65</text:span> <text:span text:style-name="T1">DF01</text:span> <text:span text:style-name="T1">DF01</text:span> <text:span text:style-name="T2">CF65</text:span> <text:span text:style-name="T2">EF22</text:span> 7F66 <text:span text:style-name="T2">DEA5</text:span> <text:span text:style-name="T2">DEA5</text:span> <text:span text:style-name="T2">DEA5</text:span> <text:span text:style-name="T2">DEA5</text:span> <text:span text:style-name="T2">DEA5</text:span> <text:span text:style-name="T2">DEA5</text:span> <text:span text:style-name="T2">DEA5</text:span> <text:span text:style-name="T2">DEA5</text:span> CE25 <text:span text:style-name="T2">EF22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D722 8922 8922 8922 8922 8922 8922 8922 8922 FF22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/text:p>
          </table:table-cell>
        </table:table-row>
      </table:table>
      <text:p text:style-name="Standard"/>
      <text:p text:style-name="Standard">+80 offset</text:p>
      <text:p text:style-name="Standard">Tilemap located at $38FA80</text:p>
      <text:p text:style-name="Standard"/>
      <text:p text:style-name="P2">Lv</text:p>
      <text:p text:style-name="P3">HP</text:p>
      <text:p text:style-name="P4">Atk</text:p>
      <text:p text:style-name="P5">Def</text:p>
      <text:p text:style-name="P6">Hit</text:p>
      <text:p text:style-name="P7">Crit</text:p>
      <text:p text:style-name="P8">A S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iacis Miacidae</meta:initial-creator>
    <meta:creation-date>2019-10-23T16:12:49.37</meta:creation-date>
    <dc:date>2020-05-21T01:08:37.74</dc:date>
    <dc:creator>Miacis Miacidae</dc:creator>
    <meta:editing-duration>PT7H34M27S</meta:editing-duration>
    <meta:editing-cycles>28</meta:editing-cycles>
    <meta:generator>OpenOffice/4.1.7$Win32 OpenOffice.org_project/417m1$Build-9800</meta:generator>
    <meta:document-statistic meta:table-count="1" meta:image-count="0" meta:object-count="0" meta:page-count="1" meta:paragraph-count="10" meta:word-count="462" meta:character-count="2296"/>
  </office:meta>
</office:document-meta>
</file>